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868cm" fo:margin-left="-0.053cm" fo:margin-right="0.185cm" table:align="margins" style:writing-mode="lr-tb"/>
    </style:style>
    <style:style style:name="Tabla11.A" style:family="table-column">
      <style:table-column-properties style:column-width="16.868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868cm" fo:margin-left="-0.053cm" fo:margin-right="0.185cm" table:align="margins" style:writing-mode="lr-tb"/>
    </style:style>
    <style:style style:name="Tabla14.A" style:family="table-column">
      <style:table-column-properties style:column-width="16.868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6.868cm" fo:margin-left="-0.053cm" fo:margin-right="0.185cm" table:align="margins" style:writing-mode="lr-tb"/>
    </style:style>
    <style:style style:name="Tabla20.A" style:family="table-column">
      <style:table-column-properties style:column-width="16.868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6.868cm" fo:margin-left="-0.053cm" fo:margin-right="0.185cm" table:align="margins" style:writing-mode="lr-tb"/>
    </style:style>
    <style:style style:name="Tabla21.A" style:family="table-column">
      <style:table-column-properties style:column-width="16.868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6.868cm" fo:margin-left="-0.053cm" fo:margin-right="0.185cm" table:align="margins" style:writing-mode="lr-tb"/>
    </style:style>
    <style:style style:name="Tabla22.A" style:family="table-column">
      <style:table-column-properties style:column-width="16.868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6.868cm" fo:margin-left="-0.053cm" fo:margin-right="0.185cm" table:align="margins" style:writing-mode="lr-tb"/>
    </style:style>
    <style:style style:name="Tabla23.A" style:family="table-column">
      <style:table-column-properties style:column-width="16.868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789cm" fo:margin-left="0.026cm" fo:margin-right="0.185cm" table:align="margins" style:writing-mode="lr-tb"/>
    </style:style>
    <style:style style:name="Tabla15.A" style:family="table-column">
      <style:table-column-properties style:column-width="16.78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868cm" fo:margin-left="-0.053cm" fo:margin-right="0.185cm" table:align="margins" style:writing-mode="lr-tb"/>
    </style:style>
    <style:style style:name="Tabla16.A" style:family="table-column">
      <style:table-column-properties style:column-width="16.868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789cm" fo:margin-left="0.026cm" fo:margin-right="0.185cm" table:align="margins" style:writing-mode="lr-tb"/>
    </style:style>
    <style:style style:name="Tabla17.A" style:family="table-column">
      <style:table-column-properties style:column-width="16.789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868cm" fo:margin-left="-0.053cm" fo:margin-right="0.185cm" table:align="margins" style:writing-mode="lr-tb"/>
    </style:style>
    <style:style style:name="Tabla18.A" style:family="table-column">
      <style:table-column-properties style:column-width="16.868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895cm" fo:margin-left="0.026cm" fo:margin-right="0.079cm" table:align="margins" style:writing-mode="lr-tb"/>
    </style:style>
    <style:style style:name="Tabla19.A" style:family="table-column">
      <style:table-column-properties style:column-width="16.895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6.868cm" fo:margin-left="-0.053cm" fo:margin-right="0.185cm" table:align="margins" style:writing-mode="lr-tb"/>
    </style:style>
    <style:style style:name="Tabla24.A" style:family="table-column">
      <style:table-column-properties style:column-width="16.868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6.868cm" fo:margin-left="-0.053cm" fo:margin-right="0.185cm" table:align="margins" style:writing-mode="lr-tb"/>
    </style:style>
    <style:style style:name="Tabla25.A" style:family="table-column">
      <style:table-column-properties style:column-width="16.868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0000ff" style:font-name="Courier 10 Pitch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80"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1" fo:font-size="12pt" style:font-size-asian="12pt" style:font-size-complex="12pt"/>
    </style:style>
    <style:style style:name="P30" style:family="paragraph" style:parent-style-name="Standard" style:list-style-name="WW8Num1">
      <style:paragraph-properties fo:margin-left="0cm" fo:margin-right="0cm" fo:text-indent="0cm" style:auto-text-indent="false"/>
      <style:text-properties style:font-name="Arial1" fo:font-size="12pt" style:font-size-asian="12pt" style:font-size-complex="12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1" fo:font-size="12pt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/>
    </style:style>
    <style:style style:name="P33" style:family="paragraph" style:parent-style-name="Standard">
      <style:paragraph-properties fo:margin-left="0cm" fo:margin-right="0.159cm" fo:text-indent="0cm" style:auto-text-indent="false"/>
      <style:text-properties fo:font-weight="normal" style:font-weight-asian="normal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36" style:family="paragraph" style:parent-style-name="Text_20_body" style:list-style-name="L1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7" style:family="paragraph" style:parent-style-name="Text_20_body" style:list-style-name="L4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ext_20_body" style:list-style-name="L2">
      <style:paragraph-properties fo:text-align="start" style:justify-single-word="false"/>
    </style:style>
    <style:style style:name="P39" style:family="paragraph" style:parent-style-name="Text_20_body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style:font-name-asian="Arial1" style:font-name-complex="Arial1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T10" style:family="text">
      <style:text-properties fo:color="#000000" style:font-name="Courier 10 Pitch"/>
    </style:style>
    <style:style style:name="T11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800000" style:font-name="Courier 10 Pitch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800000" style:font-name="Courier 10 Pitch" fo:font-size="11pt" style:font-size-asian="11pt" style:font-size-complex="11pt"/>
    </style:style>
    <style:style style:name="T15" style:family="text">
      <style:text-properties fo:color="#800000" fo:font-size="14pt" style:font-size-asian="14pt" style:font-size-complex="14pt"/>
    </style:style>
    <style:style style:name="T16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19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20" style:family="text">
      <style:text-properties style:font-name="Courier 10 Pitch" fo:font-weight="bold" style:font-weight-asian="bold" style:font-weight-complex="bold"/>
    </style:style>
    <style:style style:name="T21" style:family="tex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V. IES Haría</text:p>
      <text:p text:style-name="P7">2ª evaluación. Recuperación. Prueba práctica</text:p>
      <text:p text:style-name="P1"/>
      <text:p text:style-name="P24"><text:span text:style-name="T15">Gestión de usuarios, grupos</text:span></text:p>
      <text:p text:style-name="P6"/>
      <text:p text:style-name="P2">Realizar las siguientes acciones. Especifica en el recuadro los comandos utilizados y el resultado de ejecutarlos.</text:p>
      <text:p text:style-name="P2"/>
      <text:p text:style-name="P2">1. Crea los grupos <text:span text:style-name="T20">evaluacion2</text:span><text:span text:style-name="T1"> </text:span>y <text:span text:style-name="T20">alumnos</text:span><text:span text:style-name="T1">.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"/>
          </table:table-cell>
        </table:table-row>
      </table:table>
      <text:p text:style-name="P8"/>
      <text:p text:style-name="P8">2. Utilizando el comando <text:span text:style-name="T20">adduser</text:span>, con las opciones por defecto, crea el usuario <text:span text:style-name="T20">alumno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8"/>
      <text:p text:style-name="P8">3. Incluye a <text:span text:style-name="T20">alumno1</text:span> en el grupo <text:span text:style-name="T20">evaluacion2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8"/>
      <text:p text:style-name="P8">4. Cambia el nombre del usuario <text:span text:style-name="T20">alumno1</text:span> por <text:span text:style-name="T20">alu1</text:span> cambiando también su carpeta de inicio por <text:span text:style-name="T1">/home/alu1</text:span> moviendo todo el contenido de la carpeta de inicio anterior.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8"/>
      <text:p text:style-name="P8">5. Dale permiso de <text:span text:style-name="T1">escritura</text:span> al resto de usuarios al directorio <text:span text:style-name="T20">/home/alu1</text:span> 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8"/>
      <text:p text:style-name="P9"><text:span text:style-name="T2">6. Cambia el </text:span><text:span text:style-name="T3">grupo principal</text:span><text:span text:style-name="T2"> de </text:span><text:span text:style-name="T21">alu1</text:span><text:span text:style-name="T2"> por </text:span><text:span text:style-name="T21">alumnos</text:span><text:span text:style-name="T2">.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15"/>
      <text:p text:style-name="P15">7. Cambia el nombre del grupo <text:span text:style-name="T20">evaluacion2</text:span> por el de <text:span text:style-name="T20">receval2</text:span>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/>
          </table:table-cell>
        </table:table-row>
      </table:table>
      <text:p text:style-name="P15"/>
      <text:p text:style-name="P13"><text:span text:style-name="T2">8. </text:span><text:span text:style-name="T3">Elimina</text:span><text:span text:style-name="T2"> todos los grupos y usuarios creados incluyendo las carpetas de usuario de los mismos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25"><text:span text:style-name="T15"/></text:p>
      <text:p text:style-name="P34"><text:span text:style-name="T15">Gestión de procesos</text:span></text:p>
      <text:p text:style-name="P25"><text:span text:style-name="T15"/></text:p>
      <text:p text:style-name="P15">1. M<text:span text:style-name="T6">uestra sólo las columnas siguientes de los procesos que se ejecutan actualmente en orden alfabético: </text:span></text:p>
      <text:p text:style-name="P4"/>
      <text:p text:style-name="P16">USER PID %CPU TIME COMMAND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10"/>
      <text:p text:style-name="P10">2. Gestión de procesos en segundo plano</text:p>
      <text:p text:style-name="P10"/>
      <text:p text:style-name="P10">Desde un terminal ejecuta los siguientes procesos en segundo plano: </text:p>
      <text:list xml:id="list3341085392" text:style-name="L1">
        <text:list-item>
          <text:p text:style-name="P36"><text:span text:style-name="T14">gnome-system-monitor</text:span></text:p>
        </text:list-item>
        <text:list-item>
          <text:p text:style-name="P36"><text:span text:style-name="T14">gedit</text:span></text:p>
        </text:list-item>
      </text:list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10"/>
      <text:p text:style-name="P10">Realiza las siguientes acciones:</text:p>
      <text:list xml:id="list13952632851" text:style-name="L2">
        <text:list-item>
          <text:p text:style-name="P38"><text:span text:style-name="T7">Usando el comando </text:span><text:span text:style-name="T12">kill</text:span><text:span text:style-name="T7"> pasa el proceso </text:span><text:span text:style-name="T12">gnome-system-monitor</text:span><text:span text:style-name="T7"> a estado </text:span><text:span text:style-name="T9">detenido</text:span></text:p>
        </text:list-item>
        <text:list-item>
          <text:p text:style-name="P38"><text:span text:style-name="T7">Devuelve </text:span><text:span text:style-name="T12">gnome-system-monitor</text:span><text:span text:style-name="T7"> a </text:span><text:span text:style-name="T9">segundo plano</text:span><text:span text:style-name="T7"> en estado </text:span><text:span text:style-name="T9">ejecutándose</text:span><text:span text:style-name="T7">.</text:span></text:p>
        </text:list-item>
        <text:list-item>
          <text:p text:style-name="P38"><text:span text:style-name="T7">Pasa </text:span><text:span text:style-name="T12">gnome-system-monitor </text:span><text:span text:style-name="T7">a </text:span><text:span text:style-name="T9">primer plano</text:span><text:span text:style-name="T7"> y </text:span><text:span text:style-name="T9">detenlo</text:span><text:span text:style-name="T7">.</text:span></text:p>
        </text:list-item>
        <text:list-item>
          <text:p text:style-name="P38"><text:span text:style-name="T7">Devuelve </text:span><text:span text:style-name="T12">gnome-system-monitor</text:span><text:span text:style-name="T7"> <text:s/>a </text:span><text:span text:style-name="T9">segundo plano</text:span><text:span text:style-name="T7"> en estado </text:span><text:span text:style-name="T9">ejecutándose</text:span><text:span text:style-name="T7">.</text:span></text:p>
        </text:list-item>
        <text:list-item>
          <text:p text:style-name="P38"><text:span text:style-name="T9">Para</text:span><text:span text:style-name="T7"> los dos procesos con el comando </text:span><text:span text:style-name="T12">kill</text:span><text:span text:style-name="T7"> sin utilizar el </text:span><text:span text:style-name="T12">PID</text:span><text:span text:style-name="T7"> de los procesos.</text:span></text:p>
        </text:list-item>
      </text:list>
      <text:p text:style-name="P14"/>
      <text:p text:style-name="P14">Inserta los comandos utilizados y el resultado de los mismos: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14"/>
      <text:p text:style-name="P14">3. <text:span text:style-name="T1">Ejecuta</text:span> baobab. <text:span text:style-name="T1">Mata</text:span> el proceso asociado a baobab utilizando el comando <text:span text:style-name="T13">killall</text:span> y de forma que se nos <text:span text:style-name="T1">pida confi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6"/>
      <text:p text:style-name="P35">Servicios del sistema</text:p>
      <text:p text:style-name="P2"/>
      <text:p text:style-name="P2">Realizar las siguientes acciones. Especifica en el recuadro los comandos utilizados, el resultado de ejecutarlos y si es necesario la respuesta a la pregunta planteada.</text:p>
      <text:p text:style-name="P2"/>
      <text:p text:style-name="P4">1. Inserta:</text:p>
      <text:list xml:id="list18342029541" text:style-name="L3">
        <text:list-item>
          <text:p text:style-name="P23"><text:span text:style-name="T8">Comando para reiniciar el equipo a la 5 de la tarde</text:span><text:span text:style-name="T7">. </text:span></text:p>
        </text:list-item>
        <text:list-item>
          <text:p text:style-name="P21">Comando para interrumpir dicho reinicio,</text:p>
        </text:list-item>
      </text:list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"/>
          </table:table-cell>
        </table:table-row>
      </table:table>
      <text:p text:style-name="P17"/>
      <text:p text:style-name="P11">2. Dados los siguientes servicios (si alguno no está en tu equipo instálalo). Averigua qué tipo de servicio son (SystemV o Upstart) Explica como lo has averiguado </text:p>
      <text:list xml:id="list1602534323" text:style-name="L4">
        <text:list-item>
          <text:p text:style-name="P37">apparmor</text:p>
        </text:list-item>
        <text:list-item>
          <text:p text:style-name="P37">acpid</text:p>
        </text:list-item>
        <text:list-item>
          <text:p text:style-name="P37">cron</text:p>
        </text:list-item>
        <text:list-item>
          <text:p text:style-name="P37">dmesg</text:p>
        </text:list-item>
        <text:list-item>
          <text:p text:style-name="P37">gdm</text:p>
        </text:list-item>
        <text:list-item>
          <text:p text:style-name="P37">ssh</text:p>
        </text:list-item>
        <text:list-item>
          <text:p text:style-name="P37">ntp</text:p>
        </text:list-item>
      </text:list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5"/>
          </table:table-cell>
        </table:table-row>
      </table:table>
      <text:p text:style-name="P10"/>
      <text:p text:style-name="P10">3. El servicio <text:span text:style-name="T1">cron</text:span> se encarga de ejecutar tareas programadas de forma periódica.</text:p>
      <text:p text:style-name="P10"/>
      <text:p text:style-name="P10">Inserta la ruta absoluta del fichero de configuración del servicio <text:span text:style-name="T1">cron</text:span>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"/>
          </table:table-cell>
        </table:table-row>
      </table:table>
      <text:p text:style-name="P17"/>
      <text:p text:style-name="P11">4. Qué eventos se han de producir para que se inicie o se detenga <text:span text:style-name="T1">cron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5"/>
          </table:table-cell>
        </table:table-row>
      </table:table>
      <text:p text:style-name="P17"/>
      <text:p text:style-name="P10">5. Averigua en que niveles de arranque se inicia y se detiene <text:span text:style-name="T1">ntp</text:span> y con que prioridad en cada caso 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5"/>
          </table:table-cell>
        </table:table-row>
      </table:table>
      <text:p text:style-name="P17"/>
      <text:p text:style-name="P10">6. Comprobar en que estado se encuentran actualmente <text:span text:style-name="T1">cron </text:span>y <text:span text:style-name="T1">ntp</text:span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5"/>
          </table:table-cell>
        </table:table-row>
      </table:table>
      <text:p text:style-name="P17"/>
      <text:p text:style-name="P10"><text:span text:style-name="T16"/></text:p>
      <text:p text:style-name="P42"><text:span text:style-name="T16">Gestión de paquetes</text:span> </text:p>
      <text:p text:style-name="P15"/>
      <text:p text:style-name="P4">1. A continuación se muestran las relaciones de dependencias del paquete <text:span text:style-name="T1">samba</text:span> en un equipo con Ubuntu instalado.</text:p>
      <text:p text:style-name="P4"/>
      <text:p text:style-name="P22"><text:span text:style-name="T1">Version</text:span>: 2:3.6.3-2ubuntu2.2</text:p>
      <text:p text:style-name="P22"><text:span text:style-name="T1">Replaces</text:span>: samba-common (&lt;= 2.0.5a-2)</text:p>
      <text:p text:style-name="P22"><text:span text:style-name="T1">Depends</text:span>: samba-common (= 2:3.6.3-2ubuntu2.2), libwbclient0 (= 2:3.6.3-2ubuntu2.2), libacl1 (&gt;= 2.2.51-5), libattr1 (&gt;= 1:2.4.46-5), libc6 (&gt;= 2.15), libcap2 (&gt;= 2.10), libcomerr2 (&gt;= 1.01), libcups2 (&gt;= 1.4.0), libgssapi-krb5-2 (&gt;= 1.10+dfsg~), libk5crypto3 (&gt;= 1.6.dfsg.2), libkrb5-3 (&gt;= 1.10+dfsg~), libldap-2.4-2 (&gt;= 2.4.7), libpam0g (&gt;= 0.99.7.1), libpopt0 (&gt;= 1.14), libtalloc2 (&gt;= 2.0.4~git20101213), libtdb1 (&gt;= 1.2.7+git20101214), zlib1g (&gt;= 1:1.1.4), debconf (&gt;= 0.5) | debconf-2.0, upstart-job, libpam-runtime (&gt;= 1.0.1-11), libpam-modules, lsb-base (&gt;= 3.2-13), procps, update-inetd, adduser, samba-common-bin</text:p>
      <text:p text:style-name="P22"><text:span text:style-name="T1">Recommends</text:span>: logrotate, tdb-tools</text:p>
      <text:p text:style-name="P22"><text:span text:style-name="T1">Suggests</text:span>: openbsd-inetd | inet-superserver, smbldap-tools, ldb-tools, ctdb, ufw</text:p>
      <text:p text:style-name="P22"><text:span text:style-name="T1">Conflicts</text:span>: samba4 (&lt;&lt; 4.0.0~alpha6-2)</text:p>
      <text:p text:style-name="P4"/>
      <text:p text:style-name="P29">¿Que <text:span text:style-name="T1">ocurrirá</text:span> si tenemos instlado <text:span text:style-name="T1">samba</text:span> en nuestro sistema y?</text:p>
      <text:p text:style-name="P31"/>
      <text:p text:style-name="P31">a. Desinstalamos <text:span text:style-name="T10">samba-common</text:span></text:p>
      <text:p text:style-name="P29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2"/>
          </table:table-cell>
        </table:table-row>
      </table:table>
      <text:p text:style-name="P31"/>
      <text:p text:style-name="P31">b. Instalamos <text:span text:style-name="T10">ufw</text:span></text:p>
      <text:p text:style-name="P29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2"/>
          </table:table-cell>
        </table:table-row>
      </table:table>
      <text:p text:style-name="P31"/>
      <text:p text:style-name="P31">c. Instalamos <text:span text:style-name="T10">samba4</text:span></text:p>
      <text:p text:style-name="P29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2"/>
          </table:table-cell>
        </table:table-row>
      </table:table>
      <text:p text:style-name="P31"/>
      <text:p text:style-name="P31">d. Desintalamos el paquete <text:s/><text:span text:style-name="T11">smbldap-tools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2"/>
          </table:table-cell>
        </table:table-row>
      </table:table>
      <text:p text:style-name="P31"/>
      <text:p text:style-name="P29">Si no tenemos instalado <text:span text:style-name="T10">samba</text:span>, pero se da el caso de que tenemos instalada la versión 2.9 del la librería <text:s/><text:span text:style-name="T11">libcap2</text:span></text:p>
      <text:p text:style-name="P29"><text:span text:style-name="T11"/></text:p>
      <text:list xml:id="list1395263285" text:style-name="WW8Num1">
        <text:list-header>
          <text:p text:style-name="P30">e. ¿Qué ocurrirá si instalamos <text:span text:style-name="T1">samba</text:span><text:span text:style-name="T17">?</text:span> </text:p>
        </text:list-header>
      </text:list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32"/>
          </table:table-cell>
        </table:table-row>
      </table:table>
      <text:p text:style-name="P33"><text:soft-page-break/></text:p>
      <text:p text:style-name="P20">2. Muestra todos los paquetes en los que aparece en su nombre o descripción la palabra <text:span text:style-name="T1">ping</text:span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32"/>
          </table:table-cell>
        </table:table-row>
      </table:table>
      <text:p text:style-name="P20"/>
      <text:p text:style-name="P20">3. Utilizando comando <text:span text:style-name="T1">apt</text:span>, elimina todos los archivos de paquetes descargados en tu equipo.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32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style:font-name="Arial1" fo:font-size="8pt" style:font-name-asian="Arial1" style:font-size-asian="8pt" style:font-name-complex="Arial1" style:font-size-complex="8pt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T4" style:family="text">
      <style:text-properties style:font-name="Arial1" style:font-name-asian="Arial1" style:font-name-complex="Arial1"/>
    </style:style>
    <style:style style:name="M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-2ª evaluación</text:span><text:span text:style-name="MT2"><text:tab/></text:span><text:span text:style-name="MT3">Recuperación. Prueba práctica</text:span><text:span text:style-name="MT4"><text:tab/></text:span><draw:frame draw:style-name="Mfr1" draw:name="gráficos1" text:anchor-type="as-char" svg:width="2.17cm" svg:height="0.767cm" draw:z-index="1"><draw:image xlink:href="Pictures/10000201000001930000008D0A797014.png" xlink:type="simple" xlink:show="embed" xlink:actuate="onLoad"/></draw:frame></text:p>
      </style:footer>
    </style:master-page>
    <style:master-page style:name="Landscap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10-17T21:47:29</meta:creation-date>
    <dc:date>2012-06-17T19:01:56</dc:date>
    <meta:print-date>2006-12-12T00:09:40</meta:print-date>
    <dc:language>es-ES</dc:language>
    <meta:editing-cycles>71</meta:editing-cycles>
    <meta:editing-duration>P1DT5H15M5S</meta:editing-duration>
    <dc:creator>ivan </dc:creator>
    <meta:document-statistic meta:table-count="25" meta:image-count="1" meta:object-count="0" meta:page-count="5" meta:paragraph-count="63" meta:word-count="623" meta:character-count="4065" meta:non-whitespace-character-count="3501"/>
    <meta:user-defined meta:name="Info 1"/>
    <meta:user-defined meta:name="Info 2"/>
    <meta:user-defined meta:name="Info 3"/>
    <meta:user-defined meta:name="Info 4"/>
  </office:meta>
</office:document-meta>
</file>